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3af64" officeooo:paragraph-rsid="0013af64"/>
    </style:style>
    <style:style style:name="P2" style:family="paragraph" style:parent-style-name="Standard">
      <style:paragraph-properties fo:text-align="center" style:justify-single-word="false"/>
      <style:text-properties fo:language="fr" fo:country="FR" style:text-underline-style="solid" style:text-underline-width="auto" style:text-underline-color="font-color" fo:font-weight="bold" officeooo:rsid="0013af64" officeooo:paragraph-rsid="0013af6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fo:font-weight="bold" officeooo:rsid="0013af64" officeooo:paragraph-rsid="0013af64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fo:font-weight="bold" officeooo:rsid="0025b480" officeooo:paragraph-rsid="0025b480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fo:font-weight="bold" officeooo:rsid="0025b480" officeooo:paragraph-rsid="0025d6b9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fo:font-weight="bold" officeooo:rsid="0033b4ac" officeooo:paragraph-rsid="0033b4ac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fo:font-weight="bold" officeooo:rsid="00397416" officeooo:paragraph-rsid="00397416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language="fr" fo:country="FR" style:text-underline-style="none" fo:font-weight="normal" officeooo:rsid="0013af64" officeooo:paragraph-rsid="0013af64" style:font-weight-asian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language="fr" fo:country="FR" style:text-underline-style="none" fo:font-weight="normal" officeooo:rsid="0025b480" officeooo:paragraph-rsid="0025b480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language="fr" fo:country="FR" style:text-underline-style="none" fo:font-weight="normal" officeooo:rsid="0025b480" officeooo:paragraph-rsid="002ceedf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language="fr" fo:country="FR" style:text-underline-style="none" fo:font-weight="normal" officeooo:rsid="00397416" officeooo:paragraph-rsid="00397416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language="fr" fo:country="FR" style:text-underline-style="none" fo:font-weight="normal" officeooo:rsid="003b6d73" officeooo:paragraph-rsid="003b6d73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language="fr" fo:country="FR" style:text-underline-style="none" fo:font-weight="normal" officeooo:rsid="0033b4ac" officeooo:paragraph-rsid="0033b4ac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language="fr" fo:country="FR" style:text-underline-style="none" fo:font-weight="bold" officeooo:rsid="0025b480" officeooo:paragraph-rsid="0025b480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language="fr" fo:country="FR" style:text-underline-style="none" fo:font-weight="bold" officeooo:rsid="0013af64" officeooo:paragraph-rsid="0013af64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fo:language="fr" fo:country="FR" style:text-underline-style="none" fo:font-weight="bold" officeooo:rsid="0013af64" officeooo:paragraph-rsid="002846a6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fo:font-weight="bold" officeooo:rsid="002dc352" officeooo:paragraph-rsid="0013af64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fo:font-weight="bold" officeooo:rsid="00451202" officeooo:paragraph-rsid="00451202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language="fr" fo:country="FR" style:text-underline-style="solid" style:text-underline-width="auto" style:text-underline-color="font-color" fo:font-weight="bold" officeooo:rsid="0013af64" officeooo:paragraph-rsid="0013af64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fo:language="fr" fo:country="FR" style:text-underline-style="none" fo:font-weight="normal" officeooo:rsid="002dc352" officeooo:paragraph-rsid="00405b09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language="fr" fo:country="FR" style:text-underline-style="none" fo:font-weight="normal" officeooo:rsid="0033b4ac" officeooo:paragraph-rsid="0033b4ac" style:font-weight-asian="normal" style:font-weight-complex="normal"/>
    </style:style>
    <style:style style:name="P22" style:family="paragraph">
      <style:paragraph-properties fo:text-align="center"/>
    </style:style>
    <style:style style:name="P23" style:family="paragraph">
      <loext:graphic-properties draw:fill-color="#ffffff"/>
      <style:paragraph-properties fo:text-align="center"/>
    </style:style>
    <style:style style:name="P24" style:family="paragraph">
      <style:paragraph-properties fo:text-align="center"/>
      <style:text-properties fo:font-size="12pt"/>
    </style:style>
    <style:style style:name="P25" style:family="paragraph">
      <loext:graphic-properties draw:fill-color="#ffffff"/>
      <style:paragraph-properties fo:text-align="center"/>
      <style:text-properties fo:font-size="12pt"/>
    </style:style>
    <style:style style:name="T1" style:family="text">
      <style:text-properties fo:font-weight="normal" officeooo:rsid="00451202" style:font-weight-asian="normal" style:font-weight-complex="normal"/>
    </style:style>
    <style:style style:name="T2" style:family="text">
      <style:text-properties officeooo:rsid="00244568"/>
    </style:style>
    <style:style style:name="T3" style:family="text">
      <style:text-properties officeooo:rsid="0025b480"/>
    </style:style>
    <style:style style:name="T4" style:family="text">
      <style:text-properties officeooo:rsid="0025d6b9"/>
    </style:style>
    <style:style style:name="T5" style:family="text">
      <style:text-properties fo:font-style="italic" fo:font-weight="normal" officeooo:rsid="00451202" style:font-style-asian="italic" style:font-weight-asian="normal" style:font-style-complex="italic" style:font-weight-complex="normal"/>
    </style:style>
    <style:style style:name="T6" style:family="text">
      <style:text-properties fo:font-style="normal" fo:font-weight="normal" officeooo:rsid="00451202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officeooo:rsid="003df978"/>
    </style:style>
    <style:style style:name="T9" style:family="text">
      <style:text-properties officeooo:rsid="0043aef7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ize="12pt"/>
    </style:style>
    <style:style style:name="gr1" style:family="graphic">
      <style:graphic-properties draw:fill-color="#ffffff" draw:textarea-horizontal-align="justify" draw:textarea-vertical-align="middle" draw:auto-grow-height="false" fo:min-height="2.1437in" fo:min-width="3.479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ffff" draw:textarea-horizontal-align="justify" draw:textarea-vertical-align="middle" draw:auto-grow-height="false" fo:min-height="1.0752in" fo:min-width="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ffffff" draw:textarea-horizontal-align="justify" draw:textarea-vertical-align="middle" draw:auto-grow-height="false" fo:min-height="1.9791in" fo:min-width="5.08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e Nicot</text:p>
      <text:p text:style-name="P1">Florian Vaissiere</text:p>
      <text:p text:style-name="P1">TD <text:span text:style-name="T8">8 </text:span>– <text:span text:style-name="T8">12</text:span>/12/2017</text:p>
      <text:p text:style-name="P2">Compte Rendu</text:p>
      <text:p text:style-name="P2"/>
      <text:p text:style-name="P4">I-<text:span text:style-name="T8">Second paramètre dans le template</text:span></text:p>
      <text:p text:style-name="P14"/>
      <text:p text:style-name="P10"><text:tab/><text:span text:style-name="T9">Le second parametre du template est la valeur par défaut de T si ce dernier n’est pas instancié.</text:span></text:p>
      <text:p text:style-name="P9"/>
      <text:p text:style-name="P5">I<text:span text:style-name="T4">I</text:span>-<text:span text:style-name="T8">Enchevêtrement de template</text:span></text:p>
      <text:p text:style-name="P3"/>
      <text:p text:style-name="P16"><text:tab/><text:span text:style-name="T1">Cet enchevêtrement de template permet de mettre des priorité dans la structure d’affichage, les parenthèse ouvrante d’</text:span><text:span text:style-name="T5">open_sons</text:span><text:span text:style-name="T6"> et la fermante de </text:span><text:span text:style-name="T5">close_sons</text:span><text:span text:style-name="T6"> corresponde respectivement à une balise ouvrante et une fermante.</text:span></text:p>
      <text:p text:style-name="P3"/>
      <text:p text:style-name="P3"><text:span text:style-name="T3">III</text:span>-<text:span text:style-name="T2">Diagramme UML</text:span></text:p>
      <text:p text:style-name="P18"><draw:custom-shape text:anchor-type="paragraph" draw:z-index="0" draw:name="Shape1" draw:style-name="gr1" draw:text-style-name="P23" svg:width="3.4795in" svg:height="2.1441in" svg:x="1.7752in" svg:y="0.1465in"><text:p text:style-name="P22">Tag</text:p><text:p text:style-name="P22"/><text:p text:style-name="P22">std :: string tag</text:p><text:p text:style-name="P22"/><text:p text:style-name="P22">Tag ( std :: string &amp; _tag )</text:p><text:p text:style-name="P22"><text:s text:c="4"/>: tag ( _tag )</text:p><text:p text:style-name="P22">std :: string get_tag ()</text:p><text:p text:style-name="P22">virtual void print_open ( std :: ostream &amp; out )</text:p><text:p text:style-name="P22">void print_close ( std :: ostream &amp; out )</text:p><text:p text:style-name="P22">virtual bool accepts_sub_tag () = 0</text:p><text:p text:style-name="P22">virtual ~Tag </text:p><draw:enhanced-geometry svg:viewBox="0 0 21600 21600" draw:type="rectangle" draw:enhanced-path="M 0 0 L 21600 0 21600 21600 0 21600 0 0 Z N"/></draw:custom-shape></text:p>
      <text:p text:style-name="P8"><text:tab/></text:p>
      <text:p text:style-name="P15"><text:tab/></text:p>
      <text:p text:style-name="P15"/>
      <text:p text:style-name="P15"/>
      <text:p text:style-name="P15"/>
      <text:p text:style-name="P15"/>
      <text:p text:style-name="P15"/>
      <text:p text:style-name="P15"><draw:line text:anchor-type="paragraph" draw:z-index="5" draw:name="Shape3" draw:style-name="gr3" draw:text-style-name="P24" svg:x1="6.4937in" svg:y1="0.0717in" svg:x2="6.4835in" svg:y2="0.9862in"><text:p/></draw:line><draw:line text:anchor-type="paragraph" draw:z-index="4" draw:name="Shape2" draw:style-name="gr5" draw:text-style-name="P22" svg:x1="6.4941in" svg:y1="0.0717in" svg:x2="5.2543in" svg:y2="0.0717in"><text:p/></draw:line><draw:line text:anchor-type="paragraph" draw:z-index="2" draw:name="Shape3" draw:style-name="gr3" draw:text-style-name="P24" svg:x1="0.3894in" svg:y1="0.1102in" svg:x2="0.3894in" svg:y2="0.9654in"><text:p/></draw:line><draw:line text:anchor-type="paragraph" draw:z-index="1" draw:name="Shape2" draw:style-name="gr2" draw:text-style-name="P22" svg:x1="1.7752in" svg:y1="0.1102in" svg:x2="0.3898in" svg:y2="0.1102in"><text:p/></draw:line></text:p>
      <text:p text:style-name="P15"/>
      <text:p text:style-name="P15"/>
      <text:p text:style-name="P15"/>
      <text:p text:style-name="P15"/>
      <text:p text:style-name="P15"><draw:custom-shape text:anchor-type="paragraph" draw:z-index="3" draw:name="Shape1" draw:style-name="gr4" draw:text-style-name="P23" svg:width="3.0004in" svg:height="1.0752in" svg:x="-0.5791in" svg:y="0.028in"><text:p text:style-name="P22">Tag_Inner</text:p><text:p text:style-name="P22"/><text:p text:style-name="P22">Tag_Inner ( std :: string tag ) : Tag ( tag )</text:p><text:p text:style-name="P22"><text:s/>bool accepts_sub_tag ()</text:p><text:p text:style-name="P22">~ Tag_Inner ()</text:p><draw:enhanced-geometry svg:viewBox="0 0 21600 21600" draw:type="rectangle" draw:enhanced-path="M 0 0 L 21600 0 21600 21600 0 21600 0 0 Z N"/></draw:custom-shape><draw:custom-shape text:anchor-type="paragraph" draw:z-index="6" draw:name="Shape1" draw:style-name="gr6" draw:text-style-name="P25" svg:width="5.0835in" svg:height="1.9795in" svg:x="2.4835in" svg:y="0.028in"><text:p text:style-name="P22"><text:span text:style-name="T11">Tag_Data</text:span></text:p><text:p text:style-name="P22"><text:span text:style-name="T11"/></text:p><text:p text:style-name="P22"><text:span text:style-name="T11">std :: string data</text:span></text:p><text:p text:style-name="P22"><text:span text:style-name="T11"/></text:p><text:p text:style-name="P22"><text:span text:style-name="T11">Tag_Data ( std :: string tag , std :: string _data ) : Tag ( tag ) , data ( _data )</text:span></text:p><text:p text:style-name="P22"><text:span text:style-name="T11">std :: string get_data ()</text:span></text:p><text:p text:style-name="P22"><text:span text:style-name="T11">bool accepts_sub_tag ()</text:span></text:p><text:p text:style-name="P22"><text:span text:style-name="T11">virtual void print_open ( std :: ostream &amp; out )</text:span></text:p><text:p text:style-name="P22"><text:span text:style-name="T11">~ Tag_Data ()</text:span></text:p><draw:enhanced-geometry svg:viewBox="0 0 21600 21600" draw:type="rectangle" draw:enhanced-path="M 0 0 L 21600 0 21600 21600 0 21600 0 0 Z N"/></draw:custom-shap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20"/>
      <text:p text:style-name="P6"><text:span text:style-name="T8">I</text:span>V-<text:span text:style-name="T8">Création Xml</text:span></text:p>
      <text:p text:style-name="P13"/>
      <text:p text:style-name="P13"><text:tab/></text:p>
      <text:p text:style-name="P13"><text:tab/></text:p>
      <text:p text:style-name="P13"/>
      <text:p text:style-name="P13"/>
      <text:p text:style-name="P13"/>
      <text:p text:style-name="P7">VI-<text:span text:style-name="T8">Automate</text:span></text:p>
      <text:p text:style-name="P7"><text:soft-page-break/></text:p>
      <text:p text:style-name="P11"><text:tab/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heads_20_1" draw:display-name="Arrowheads 1" svg:viewBox="0 0 20 30" svg:d="M10 0l-10 30h20z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1T14:19:36.958118873</meta:creation-date>
    <dc:date>2017-12-12T11:37:11.606546986</dc:date>
    <meta:editing-duration>PT6H18M59S</meta:editing-duration>
    <meta:editing-cycles>34</meta:editing-cycles>
    <meta:generator>LibreOffice/5.1.6.2$Linux_X86_64 LibreOffice_project/10m0$Build-2</meta:generator>
    <meta:document-statistic meta:table-count="0" meta:image-count="0" meta:object-count="0" meta:page-count="2" meta:paragraph-count="16" meta:word-count="71" meta:character-count="490" meta:non-whitespace-character-count="422"/>
  </office:meta>
</office:document-meta>
</file>